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master-page-name="Standard">
      <style:paragraph-properties fo:margin-left="0in" fo:margin-right="0in" fo:text-align="start" style:justify-single-word="false" fo:text-indent="0in" style:auto-text-indent="false" style:page-number="auto"/>
    </style:style>
    <style:style style:name="P4" style:family="paragraph" style:parent-style-name="Standard">
      <style:paragraph-properties fo:margin-left="0.5in" fo:margin-right="0in" fo:text-align="start" style:justify-single-word="false" fo:text-indent="-0.5in" style:auto-text-indent="false"/>
    </style:style>
    <style:style style:name="P5" style:family="paragraph" style:parent-style-name="Standard">
      <style:paragraph-properties fo:margin-left="1in" fo:margin-right="0in" fo:text-align="start" style:justify-single-word="false" fo:text-indent="-0.5in" style:auto-text-indent="false"/>
    </style:style>
    <style:style style:name="P6" style:family="paragraph" style:parent-style-name="Standard">
      <style:paragraph-properties fo:margin-left="1.5in" fo:margin-right="0in" fo:text-align="start" style:justify-single-word="false" fo:text-indent="-0.5in" style:auto-text-indent="false"/>
    </style:style>
    <style:style style:name="P7" style:family="paragraph" style:parent-style-name="Standard">
      <style:paragraph-properties fo:margin-left="2in" fo:margin-right="0in" fo:text-align="start" style:justify-single-word="false" fo:text-indent="-0.5in" style:auto-text-indent="fals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SaaS Passport Support Add-On</text:span></text:p>
      <text:p text:style-name="P2"><text:span text:style-name="T2">Version 1.0.0-pre.2</text:span></text:p>
      <text:p text:style-name="P4"><text:span text:style-name="T1">1.</text:span><text:tab/><text:span text:style-name="T3">Provide Support</text:span><text:span text:style-name="T1">. Instead of the technical support obligation under the Base Terms, Provider agrees to provide technical support under the terms of this ad-on.</text:span></text:p>
      <text:p text:style-name="P5"><text:span text:style-name="T1">(a)</text:span><text:tab/><text:span text:style-name="T3">Support</text:span><text:span text:style-name="T1">. Provider agrees to respond to </text:span><text:span text:style-name="T2">Support Requests</text:span><text:span text:style-name="T1"> from Customer Personnel about configuration of, use of, and problems with the Service.</text:span></text:p>
      <text:p text:style-name="P5"><text:span text:style-name="T1">(b)</text:span><text:tab/><text:span text:style-name="T3">Channels</text:span><text:span text:style-name="T1">. Provider agrees to respond to Support Requests that Customer Personnel send to the </text:span><text:span text:style-name="T2">Support Channels</text:span><text:span text:style-name="T1"> listed on the Rider. If the Rider does not say, then Provider agrees to respond to Support Requests that Customer Personnel send via e-mail.</text:span></text:p>
      <text:p text:style-name="P5"><text:span text:style-name="T1">(c)</text:span><text:tab/><text:span text:style-name="T3">Hours</text:span><text:span text:style-name="T1">. Provider agrees to respond to Support Requests during the </text:span><text:span text:style-name="T2">Support Hours</text:span><text:span text:style-name="T1"> listed on the Rider. If the Rider does not say, then Provider agrees to respond to Support Requests during Business Hours.</text:span></text:p>
      <text:p text:style-name="P5"><text:span text:style-name="T1">(d)</text:span><text:tab/><text:span text:style-name="T3">Support Request Triage</text:span><text:span text:style-name="T1">. Unless the Rider defines these terms differently:</text:span></text:p>
      <text:p text:style-name="P6"><text:span text:style-name="T1">(i)</text:span><text:tab/><text:span text:style-name="T2">Critical Support Requests</text:span><text:span text:style-name="T1"> are Support Requests to that report:</text:span></text:p>
      <text:p text:style-name="P7"><text:span text:style-name="T1">(A)</text:span><text:tab/><text:span text:style-name="T1">systems providing the Service are down or unresponsive</text:span></text:p>
      <text:p text:style-name="P7"><text:span text:style-name="T1">(B)</text:span><text:tab/><text:span text:style-name="T1">Users cannot use any part of the Feature Set</text:span></text:p>
      <text:p text:style-name="P7"><text:span text:style-name="T1">(C)</text:span><text:tab/><text:span text:style-name="T1">the Service is under imminent threat of malicious technical attack or Data Compromise</text:span></text:p>
      <text:p text:style-name="P6"><text:span text:style-name="T1">(ii)</text:span><text:tab/><text:span text:style-name="T2">Urgent Support Requests</text:span><text:span text:style-name="T1"> are Support Requests that report substantial loss of functionality or responsiveness of the Service.</text:span></text:p>
      <text:p text:style-name="P6"><text:span text:style-name="T1">(iii)</text:span><text:tab/><text:span text:style-name="T2">Regular Support Requests</text:span><text:span text:style-name="T1"> are all other Support Requests.</text:span></text:p>
      <text:p text:style-name="P5"><text:span text:style-name="T1">(e)</text:span><text:tab/><text:span text:style-name="T3">Responsiveness</text:span><text:span text:style-name="T1">. Provider agrees to respond to Support Requests within the times listed on the Rider. If the Rider does not say, then Provider agrees to respond to Support Requests during Support Hours as follows:</text:span></text:p>
      <text:p text:style-name="P6"><text:span text:style-name="T1">(i)</text:span><text:tab/><text:span text:style-name="T3">Critical Support Requests</text:span><text:span text:style-name="T1">. For Critical Support Requests:</text:span></text:p>
      <text:p text:style-name="P7"><text:span text:style-name="T1">(A)</text:span><text:tab/><text:span text:style-name="T1">Respond within 30 minutes.</text:span></text:p>
      <text:p text:style-name="P7"><text:span text:style-name="T1">(B)</text:span><text:tab/><text:span text:style-name="T1">Update on status every hour.</text:span></text:p>
      <text:p text:style-name="P6"><text:span text:style-name="T1">(ii)</text:span><text:tab/><text:span text:style-name="T3">Urgent Support Requests</text:span><text:span text:style-name="T1">. For Urgent Support Requests:</text:span></text:p>
      <text:p text:style-name="P7"><text:span text:style-name="T1">(A)</text:span><text:tab/><text:span text:style-name="T1">Respond within 2 hours.</text:span></text:p>
      <text:p text:style-name="P7"><text:span text:style-name="T1">(B)</text:span><text:tab/><text:span text:style-name="T1">Update on status every 4 hours.</text:span></text:p>
      <text:p text:style-name="P6"><text:span text:style-name="T1">(iii)</text:span><text:tab/><text:span text:style-name="T3">Regular Support Requests</text:span><text:span text:style-name="T1">. For Regular Support Requests: Respond the next Business Day, update on status every Business Day, and provide a solution within 7 Business Days.</text:span></text:p>
      <text:p text:style-name="P6"><text:span text:style-name="T1">(iv)</text:span><text:tab/><text:span text:style-name="T3">Escalation</text:span><text:span text:style-name="T1">. Provider agrees to task Provider Personnel providing support with promptly escalating Support Requests that they cannot resolve independently to Provider engineering personnel responsible for the </text:span><text:soft-page-break/><text:span text:style-name="T1">Service. Support personnel will remain the primary points of contact for Customer Personnel, coordinate with Provider engineering personnel, and relay questions, advice, and progress to Customer Personnel. Where appropriate, support personnel may connect Customer Personnel to Provider engineering personnel directly.</text:span></text:p>
      <text:p text:style-name="P5"><text:span text:style-name="T1">(f)</text:span><text:tab/><text:span text:style-name="T3">Refund Fees for Unresponsive Support</text:span><text:span text:style-name="T1">. If Provider fails to meet </text:span><text:span text:style-name="T3">Section 1(e) (Responsiveness)</text:span><text:span text:style-name="T1"> for three Billing Periods in a row, and Customer ends this agreement at the end of those Billing Periods, citing poor support responsiveness, Provider agrees to refund any Prepaid Fees. If Provider billed Fees for support separately, Provider also agrees to refund all Fees that Provider paid for support in the three Billing Periods.</text:span></text:p>
      <text:p text:style-name="P4"><text:span text:style-name="T1">2.</text:span><text:tab/><text:span text:style-name="T3">Agreed Legal Remedy</text:span><text:span text:style-name="T1">. Customer's only legal remedy for failure to meet </text:span><text:span text:style-name="T3">Section 1(e) (Responsiveness)</text:span><text:span text:style-name="T1"> will be a refund under </text:span><text:span text:style-name="T3">Section 1(f) (Refund Fees for Unresponsive Support)</text:span><text:span text:style-name="T1">.</text:span></text:p>
      <text:p text:style-name="P4"><text:span text:style-name="T1">3.</text:span><text:tab/><text:span text:style-name="T3">Definitions</text:span><text:span text:style-name="T1">. </text:span></text:p>
      <text:p text:style-name="P5"><text:span text:style-name="T1">(a)</text:span><text:tab/><text:span text:style-name="T1">The following terms mean the same in this add-on as in the base terms: </text:span><text:span text:style-name="T2">Base Terms</text:span><text:span text:style-name="T1">, </text:span><text:span text:style-name="T2">Billing Periods</text:span><text:span text:style-name="T1">, </text:span><text:span text:style-name="T2">Business Hours</text:span><text:span text:style-name="T1">, </text:span><text:span text:style-name="T2">Customer Personnel</text:span><text:span text:style-name="T1">, </text:span><text:span text:style-name="T2">Customer</text:span><text:span text:style-name="T1">, </text:span><text:span text:style-name="T2">Data Compromise</text:span><text:span text:style-name="T1">, </text:span><text:span text:style-name="T2">Feature Set</text:span><text:span text:style-name="T1">, </text:span><text:span text:style-name="T2">Fees</text:span><text:span text:style-name="T1">, </text:span><text:span text:style-name="T2">Prepaid Fees</text:span><text:span text:style-name="T1">, </text:span><text:span text:style-name="T2">Provider</text:span><text:span text:style-name="T1">, </text:span><text:span text:style-name="T2">Provider Personnel</text:span><text:span text:style-name="T1">, </text:span><text:span text:style-name="T2">Provider's Country</text:span><text:span text:style-name="T1">, </text:span><text:span text:style-name="T2">Rider</text:span><text:span text:style-name="T1">, </text:span><text:span text:style-name="T2">Service</text:span><text:span text:style-name="T1">, </text:span><text:span text:style-name="T2">Users</text:span></text:p>
      <text:p text:style-name="P5"><text:span text:style-name="T1">(b)</text:span><text:tab/><text:span text:style-name="T2">Business Day</text:span><text:span text:style-name="T1"> means a day other than a Saturday, Sunday, or a day when commercial banks in the capitol of Provider's Country typically stay closed. The plural is </text:span><text:span text:style-name="T2">Business Days</text:span><text:span text:style-name="T1">.</text:span></text:p>
      <text:p text:style-name="P1">[Document end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2-02T04:09:00</meta:creation-date>
    <dc:date>2015-02-02T04:09:00</dc:date>
    <meta:editing-duration>P0D</meta:editing-duration>
    <meta:generator>LibreOffice/5.2.7.2$Linux_X86_64 LibreOffice_project/20m0$Build-2</meta:generator>
    <meta:document-statistic meta:table-count="0" meta:image-count="0" meta:object-count="0" meta:page-count="2" meta:paragraph-count="28" meta:word-count="547" meta:character-count="3604" meta:non-whitespace-character-count="30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